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874cm" fo:min-width="0.624cm" fo:padding-top="0.151cm" fo:padding-bottom="0.151cm" fo:padding-left="0.276cm" fo:padding-right="0.276cm" fo:wrap-option="wrap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973cm" fo:min-width="3.31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973cm" fo:min-width="3.31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973cm" fo:min-width="3.31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8cm" svg:height="1.588cm" svg:x="5.896cm" svg:y="0.672cm">
          <text:p text:style-name="P1"><text:span text:style-name="T1">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81cm" svg:height="2.223cm" svg:x="9.389cm" svg:y="0.355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81cm" svg:height="2.223cm" svg:x="15.422cm" svg:y="0.355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81cm" svg:height="2.223cm" svg:x="11.929cm" svg:y="3.847cm"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484cm" svg:y1="1.466cm" svg:x2="9.389cm" svg:y2="1.466cm" draw:start-shape="id1" draw:start-glue-point="10" draw:end-shape="id2" svg:d="M7484 1466h1905" svg:viewBox="0 0 1906 1">
          <text:p/>
        </draw:connector>
        <draw:connector draw:style-name="gr4" draw:text-style-name="P2" draw:layer="layout" draw:type="line" svg:x1="13.199cm" svg:y1="1.466cm" svg:x2="15.422cm" svg:y2="1.466cm" draw:start-shape="id2" draw:start-glue-point="1" draw:end-shape="id3" draw:end-glue-point="3" svg:d="M13199 1466h2223" svg:viewBox="0 0 2224 1">
          <text:p/>
        </draw:connector>
        <draw:custom-shape draw:style-name="gr5" draw:text-style-name="P2" xml:id="id4" draw:id="id4" draw:layer="layout" svg:width="3.81cm" svg:height="2.223cm" svg:x="21.59cm" svg:y="0.355cm">
          <text:p text:style-name="P1">System</text:p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9.232cm" svg:y1="1.466cm" svg:x2="21.59cm" svg:y2="1.466cm" draw:start-shape="id3" draw:start-glue-point="1" draw:end-shape="id4" draw:end-glue-point="3" svg:d="M19232 1466h2358" svg:viewBox="0 0 2359 1">
          <text:p/>
        </draw:connector>
        <draw:connector draw:style-name="gr7" draw:text-style-name="P2" draw:layer="layout" svg:x1="19.232cm" svg:y1="1.466cm" svg:x2="15.739cm" svg:y2="4.958cm" draw:start-shape="id3" draw:start-glue-point="1" draw:end-shape="id5" draw:end-glue-point="1" svg:d="M19232 1466h527v3492h-4020" svg:viewBox="0 0 4021 3493">
          <text:p/>
        </draw:connector>
        <draw:connector draw:style-name="gr8" draw:text-style-name="P2" draw:layer="layout" svg:x1="11.929cm" svg:y1="4.958cm" svg:x2="6.69cm" svg:y2="2.26cm" draw:start-shape="id5" draw:start-glue-point="3" draw:end-shape="id1" draw:end-glue-point="8" svg:d="M11929 4958h-5239v-2698" svg:viewBox="0 0 5240 2699">
          <text:p/>
        </draw:connector>
        <draw:custom-shape draw:style-name="gr9" draw:text-style-name="P3" xml:id="id6" draw:id="id6" draw:layer="layout" svg:width="3.81cm" svg:height="2.223cm" svg:x="0.181cm" svg:y="0.355cm">
          <text:p text:style-name="P1">Setpoint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3.991cm" svg:y1="1.466cm" svg:x2="5.896cm" svg:y2="1.466cm" draw:start-shape="id6" draw:start-glue-point="1" draw:end-shape="id1" draw:end-glue-point="6" svg:d="M3991 1466h1905" svg:viewBox="0 0 1906 1">
          <text:p/>
        </draw:connector>
        <draw:frame draw:style-name="gr11" draw:text-style-name="P3" draw:layer="layout" svg:width="0.875cm" svg:height="1.673cm" svg:x="4.704cm" svg:y="0.673cm">
          <draw:text-box>
            <text:p text:style-name="P1">+</text:p>
            <text:p text:style-name="P1">-</text:p>
          </draw:text-box>
        </draw:frame>
        <draw:frame draw:style-name="gr12" draw:text-style-name="P4" draw:layer="layout" svg:width="4.376cm" svg:height="0.962cm" svg:x="6.918cm" svg:y="5.118cm">
          <draw:text-box>
            <text:p>measurem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8T19:23:45.033073488</meta:creation-date>
    <dc:date>2025-03-18T19:30:09.591424877</dc:date>
    <meta:editing-duration>PT6M25S</meta:editing-duration>
    <meta:editing-cycles>2</meta:editing-cycles>
    <meta:generator>LibreOffice/7.3.7.2$Linux_X86_64 LibreOffice_project/30$Build-2</meta:generator>
    <meta:document-statistic meta:object-count="14"/>
  </office:meta>
</office:document-meta>
</file>